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1">
      <style:text-properties fo:font-weight="normal" style:font-weight-asian="normal" style:font-weight-complex="normal"/>
    </style:style>
    <style:style style:name="P4" style:family="paragraph" style:parent-style-name="Heading_20_3" style:list-style-name=""/>
    <style:style style:name="P5" style:family="paragraph" style:parent-style-name="Default_20_Text">
      <style:text-properties fo:font-weight="normal" style:font-weight-asian="normal" style:font-weight-complex="normal"/>
    </style:style>
    <style:style style:name="T1" style:family="text">
      <style:text-properties fo:font-weight="normal"/>
    </style:style>
    <style:style style:name="T2" style:family="text">
      <style:text-properties style:font-weight-asian="normal"/>
    </style:style>
    <style:style style:name="T3" style:family="text">
      <style:text-properties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Network Class</text:p>
      <text:h text:style-name="Heading_20_1" text:outline-level="1">Creating/Instantiating:</text:h>
      <text:p text:style-name="Default_20_Text">To create a new network object simply call the .new method with the following options.</text:p>
      <text:p text:style-name="Default_20_Text">Options - </text:p>
      <text:p text:style-name="Default_20_Text"><text:tab/>:ip_address<text:tab/><text:tab/>- Network IP address</text:p>
      <text:p text:style-name="Default_20_Text"><text:tab/>:is_primary<text:tab/><text:tab/>- Whether this is the primary interface</text:p>
      <text:p text:style-name="Default_20_Text"><text:s text:c="12"/>:subnet_mask<text:tab/><text:tab/>- The subnet mask</text:p>
      <text:p text:style-name="Default_20_Text"><text:tab/>:gateway<text:tab/><text:tab/>- The Gateway</text:p>
      <text:p text:style-name="Default_20_Text"><text:tab/>:dns<text:tab/><text:tab/><text:tab/>- The DNS</text:p>
      <text:p text:style-name="Default_20_Text"><text:tab/>:given_name<text:tab/><text:tab/>- Given name I.e Customer Network, Maintenance Networ, etc..</text:p>
      <text:p text:style-name="Default_20_Text"><text:tab/>:vlan_id<text:tab/><text:tab/>- VLAN id number</text:p>
      <text:h text:style-name="P4" text:outline-level="3"><text:bookmark text:name="example-usage"/>Example usage</text:h>
      <text:p text:style-name="P5">network = Network.new({:ip_address =&gt; "1.2.3.4", :is_primary =&gt; “true”, :subnet_mask =&gt; “255.255.255.0”, :gateway =&gt; “1.2.3.1”, :dns =&gt; “1.2.3.2”, :given_name =&gt; “my network”, :vlan_id =&gt; “10”})</text:p>
      <text:p text:style-name="P5"/>
      <text:h text:style-name="P3" text:outline-level="1"/>
      <text:p text:style-name="Text_20_Body_20_Sing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/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Single" style:default-outline-level="3" style:list-style-name="" style:class="text">
      <style:text-properties style:font-name="Liberation Serif" fo:font-size="14pt" fo:font-weight="bold" style:font-name-asian="文泉驛等寬正黑" style:font-size-asian="14pt" style:font-weight-asian="bold" style:font-name-complex="Lohit Devanagari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10-08T09:52:34</meta:creation-date>
    <dc:date>2014-10-08T11:26:08</dc:date>
    <meta:editing-duration>PT00H12M22S</meta:editing-duration>
    <meta:editing-cycles>6</meta:editing-cycles>
    <meta:generator>IBM_Lotus_Symphony/3.0$Linux OpenOffice.org_project/310m11$Build-9399</meta:generator>
    <meta:document-statistic meta:table-count="0" meta:image-count="0" meta:object-count="0" meta:page-count="1" meta:paragraph-count="13" meta:word-count="93" meta:character-count="611"/>
    <meta:user-defined meta:name="Classification">#@~%!&amp;00FF0000013353d0#@~%!&amp;</meta:user-defined>
    <meta:user-defined meta:name="Info 2"/>
    <meta:user-defined meta:name="Info 3"/>
    <meta:user-defined meta:name="Info 4"/>
  </office:meta>
</office:document-meta>
</file>